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Table_20_Contents">
      <style:text-properties officeooo:rsid="002091da" officeooo:paragraph-rsid="002091da"/>
    </style:style>
    <style:style style:name="P7" style:family="paragraph" style:parent-style-name="Table_20_Contents">
      <style:text-properties officeooo:rsid="001552ed" officeooo:paragraph-rsid="000ae139"/>
    </style:style>
    <style:style style:name="P8" style:family="paragraph" style:parent-style-name="Table_20_Contents">
      <style:text-properties officeooo:rsid="0023c411" officeooo:paragraph-rsid="000ae139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fbdfc" officeooo:paragraph-rsid="003fbdf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403ba3" officeooo:paragraph-rsid="0040e2c8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40e2c8" officeooo:paragraph-rsid="0040e2c8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447617" officeooo:paragraph-rsid="0044761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3160b2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0e2c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25484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47617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03ba3" style:font-weight-asian="normal" style:font-weight-complex="normal"/>
    </style:style>
    <style:style style:name="T11" style:family="text">
      <style:text-properties fo:font-weight="normal" officeooo:rsid="0040e2c8" style:font-weight-asian="normal" style:font-weight-complex="normal"/>
    </style:style>
    <style:style style:name="T12" style:family="text">
      <style:text-properties fo:font-weight="normal" officeooo:rsid="00425484" style:font-weight-asian="normal" style:font-weight-complex="normal"/>
    </style:style>
    <style:style style:name="T13" style:family="text">
      <style:text-properties fo:font-weight="normal" officeooo:rsid="00431d70" style:font-weight-asian="normal" style:font-weight-complex="normal"/>
    </style:style>
    <style:style style:name="T14" style:family="text">
      <style:text-properties fo:font-weight="normal" officeooo:rsid="0044761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10">- Ask, describe <text:span text:style-name="T4">the Visitor pattern.</text:span></text:p>
      <text:p text:style-name="P11"><text:span text:style-name="T9">The visitor pattern is a way of separating the algorithm from the data structure. </text:span><text:span text:style-name="T10">It defines an operation, and the objects to be operated on.</text:span></text:p>
      <text:p text:style-name="P11"><text:span text:style-name="T10"/></text:p>
      <text:p text:style-name="P13"><text:span text:style-name="T11">T</text:span><text:span text:style-name="T9">here are two major parts to it. First, is the class doing the operation; this is the Visitor. Second is the class being operated on; for simplicity, call this the Vis</text:span><text:span text:style-name="T13">i</text:span><text:span text:style-name="T9">tee.</text:span></text:p>
      <text:p text:style-name="P12"><text:span text:style-name="T9"/></text:p>
      <text:p text:style-name="P13"><text:span text:style-name="T9">They both have knowledge of each other, </text:span><text:span text:style-name="T12">via interfaces. The Vistor has a method called </text:span><text:span text:style-name="T7">visit()</text:span><text:span text:style-name="T12"> which takes an instance of Visitee. The Visitee class has a method called </text:span><text:span text:style-name="T8">accept()</text:span><text:span text:style-name="T14"> which takes an instance of Visitor.</text:span></text:p>
      <text:p text:style-name="P13"><text:span text:style-name="T14"/></text:p>
      <text:p text:style-name="P14"><text:span text:style-name="T14">S</text:span><text:span text:style-name="T9">o, a client would have a collection of Visitees, and an instance of Visitor. It would call </text:span><text:span text:style-name="T5">accept()</text:span><text:span text:style-name="T9"> on each Visitee, passing the instance of Visitor. The Visitee would call </text:span><text:span text:style-name="T5">visit()</text:span><text:span text:style-name="T9"> on the Vistor, passing an instance of itself.</text:span></text:p>
      <text:p text:style-name="P12"><text:span text:style-name="T6"/></text:p>
      <text:p text:style-name="P12"><text:span text:style-name="T11"/></text:p>
      <text:p text:style-name="P12"><text:span text:style-name="T11"/></text:p>
      <text:p text:style-name="P9"/>
      <text:p text:style-name="P9">Next Steps:</text:p>
      <text:p text:style-name="P9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Visitor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23T23:28:10.168000000</dc:date>
    <meta:editing-duration>PT10H23M6S</meta:editing-duration>
    <meta:editing-cycles>2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2" meta:word-count="157" meta:character-count="915" meta:non-whitespace-character-count="766"/>
  </office:meta>
</office:document-meta>
</file>